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oWebPro" svg:font-family="SeroWebPro, 'Arial Unicode MS',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Times New Roman" fo:font-size="13pt" style:font-size-asian="13pt" style:font-size-complex="13pt"/>
    </style:style>
    <style:style style:name="P2" style:family="paragraph" style:parent-style-name="Preformatted_20_Text">
      <style:text-properties style:font-name="Times New Roman" fo:font-size="13pt" officeooo:paragraph-rsid="00156c20" style:font-size-asian="13pt" style:font-size-complex="13pt"/>
    </style:style>
    <style:style style:name="P3" style:family="paragraph" style:parent-style-name="Preformatted_20_Text">
      <style:text-properties style:font-name="Times New Roman" fo:font-size="13pt" fo:font-weight="bold" style:font-size-asian="13pt" style:font-weight-asian="bold" style:font-size-complex="13pt" style:font-weight-complex="bold"/>
    </style:style>
    <style:style style:name="P4" style:family="paragraph" style:parent-style-name="Preformatted_20_Text">
      <style:text-properties fo:font-size="13pt" style:font-size-asian="13pt" style:font-size-complex="13pt"/>
    </style:style>
    <style:style style:name="P5" style:family="paragraph" style:parent-style-name="Preformatted_20_Text">
      <style:text-properties fo:font-size="20pt" officeooo:rsid="00156c20" officeooo:paragraph-rsid="00156c20" style:font-size-asian="20pt" style:font-size-complex="20pt"/>
    </style:style>
    <style:style style:name="P6" style:family="paragraph" style:parent-style-name="Standard">
      <style:paragraph-properties fo:text-align="justify" style:justify-single-word="false"/>
      <style:text-properties style:font-name="Calibri" fo:language="en" fo:country="US" fo:font-weight="normal" officeooo:paragraph-rsid="001e904f" style:font-weight-asian="normal" style:font-name-complex="Calibri2" style:font-weight-complex="normal"/>
    </style:style>
    <style:style style:name="P7" style:family="paragraph" style:parent-style-name="Standard">
      <style:text-properties style:font-name="Calibri" fo:language="en" fo:country="US" fo:font-weight="normal" officeooo:paragraph-rsid="001e904f" style:font-weight-asian="normal" style:font-name-complex="Calibri2" style:font-weight-complex="normal"/>
    </style:style>
    <style:style style:name="P8" style:family="paragraph" style:parent-style-name="Standard">
      <style:paragraph-properties fo:text-align="justify" style:justify-single-word="false"/>
      <style:text-properties style:font-name="Calibri1" fo:font-size="13pt" fo:language="en" fo:country="US" fo:font-weight="normal" officeooo:rsid="001e904f" officeooo:paragraph-rsid="001e904f" style:font-size-asian="13pt" style:font-weight-asian="normal" style:font-name-complex="Calibri2" style:font-size-complex="13pt" style:font-weight-complex="normal"/>
    </style:style>
    <style:style style:name="P9" style:family="paragraph" style:parent-style-name="Preformatted_20_Text">
      <style:text-properties style:font-name="Times New Roman" fo:font-size="13pt" fo:font-weight="bold" style:font-size-asian="13pt" style:font-weight-asian="bold" style:font-size-complex="13pt" style:font-weight-complex="bold"/>
    </style:style>
    <style:style style:name="P10" style:family="paragraph" style:parent-style-name="Preformatted_20_Text">
      <style:text-properties style:font-name="Times New Roman" fo:font-size="13pt" fo:font-weight="bold" officeooo:rsid="0016637b" officeooo:paragraph-rsid="0016637b" style:font-size-asian="13pt" style:font-weight-asian="bold" style:font-size-complex="13pt" style:font-weight-complex="bold"/>
    </style:style>
    <style:style style:name="P11" style:family="paragraph" style:parent-style-name="Preformatted_20_Text">
      <style:text-properties style:font-name="Times New Roman" fo:font-size="13pt" fo:font-weight="bold" officeooo:paragraph-rsid="001cb566" style:font-size-asian="13pt" style:font-weight-asian="bold" style:font-size-complex="13pt" style:font-weight-complex="bold"/>
    </style:style>
    <style:style style:name="P12" style:family="paragraph" style:parent-style-name="Preformatted_20_Text">
      <style:text-properties style:font-name="Times New Roman" fo:font-size="13pt" fo:font-weight="bold" officeooo:rsid="001e67bc" officeooo:paragraph-rsid="001e67bc" style:font-size-asian="13pt" style:font-weight-asian="bold" style:font-size-complex="13pt" style:font-weight-complex="bold"/>
    </style:style>
    <style:style style:name="P13" style:family="paragraph" style:parent-style-name="Preformatted_20_Text">
      <style:text-properties style:font-name="Times New Roman" fo:font-size="13pt" style:font-size-asian="13pt" style:font-size-complex="13pt"/>
    </style:style>
    <style:style style:name="P14" style:family="paragraph" style:parent-style-name="Preformatted_20_Text">
      <style:text-properties style:font-name="Times New Roman" fo:font-size="13pt" officeooo:paragraph-rsid="001cb566" style:font-size-asian="13pt" style:font-size-complex="13pt"/>
    </style:style>
    <style:style style:name="P15" style:family="paragraph" style:parent-style-name="Preformatted_20_Text">
      <style:text-properties style:font-name="Times New Roman" fo:font-size="13pt" officeooo:rsid="001e67bc" officeooo:paragraph-rsid="001e67bc" style:font-size-asian="13pt" style:font-size-complex="13pt"/>
    </style:style>
    <style:style style:name="P16" style:family="paragraph" style:parent-style-name="Preformatted_20_Text">
      <style:text-properties style:font-name="Times New Roman" fo:font-size="13pt" officeooo:paragraph-rsid="001e67bc" style:font-size-asian="13pt" style:font-size-complex="13pt"/>
    </style:style>
    <style:style style:name="P17" style:family="paragraph" style:parent-style-name="Preformatted_20_Text">
      <style:text-properties style:font-name="Times New Roman" fo:font-size="13pt" officeooo:paragraph-rsid="001f5acf" style:font-size-asian="13pt" style:font-size-complex="13pt"/>
    </style:style>
    <style:style style:name="P18" style:family="paragraph" style:parent-style-name="Preformatted_20_Text">
      <style:text-properties style:font-name="Times New Roman" fo:font-size="13pt" fo:font-weight="normal" officeooo:paragraph-rsid="001cb566" style:font-size-asian="13pt" style:font-weight-asian="normal" style:font-size-complex="13pt" style:font-weight-complex="normal"/>
    </style:style>
    <style:style style:name="P19" style:family="paragraph" style:parent-style-name="Preformatted_20_Text">
      <style:text-properties style:font-name="Times New Roman" fo:font-size="15pt" fo:font-weight="bold" officeooo:rsid="001e904f" officeooo:paragraph-rsid="001e904f" style:font-size-asian="15pt" style:font-weight-asian="bold" style:font-size-complex="15pt" style:font-weight-complex="bold"/>
    </style:style>
    <style:style style:name="P20" style:family="paragraph" style:parent-style-name="Preformatted_20_Text">
      <style:text-properties style:font-name="Calibri1" fo:font-size="13pt" fo:font-weight="normal" officeooo:paragraph-rsid="001cb566" style:font-size-asian="13pt" style:font-weight-asian="normal" style:font-size-complex="13pt" style:font-weight-complex="normal"/>
    </style:style>
    <style:style style:name="T1" style:family="text">
      <style:text-properties officeooo:rsid="00156c20"/>
    </style:style>
    <style:style style:name="T2" style:family="text">
      <style:text-properties officeooo:rsid="0016637b"/>
    </style:style>
    <style:style style:name="T3" style:family="text">
      <style:text-properties fo:font-weight="bold" style:font-weight-asian="bold" style:font-weight-complex="bold"/>
    </style:style>
    <style:style style:name="T4" style:family="text">
      <style:text-properties officeooo:rsid="001affc3"/>
    </style:style>
    <style:style style:name="T5" style:family="text">
      <style:text-properties officeooo:rsid="001cb566"/>
    </style:style>
    <style:style style:name="T6" style:family="text">
      <style:text-properties officeooo:rsid="001e296e"/>
    </style:style>
    <style:style style:name="T7" style:family="text">
      <style:text-properties officeooo:rsid="001e67bc"/>
    </style:style>
    <style:style style:name="T8" style:family="text">
      <style:text-properties officeooo:rsid="001e904f"/>
    </style:style>
    <style:style style:name="T9" style:family="text">
      <style:text-properties officeooo:rsid="001f3c70"/>
    </style:style>
    <style:style style:name="T10" style:family="text">
      <style:text-properties officeooo:rsid="001f5acf"/>
    </style:style>
    <style:style style:name="T11" style:family="text">
      <style:text-properties officeooo:rsid="0020b0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5">Über uns</text:p>
      <text:p text:style-name="P4"/>
      <text:p text:style-name="P1"/>
      <text:p text:style-name="P1">D<text:span text:style-name="T10">er</text:span> Südtiroler Mieterschutz – <text:span text:style-name="T10">Centro Casa</text:span> ist seit 1979 ein Verein, der seinen Mitgliedern Hilfe, Beratung, Schutz für Mieter von privaten und öffentlichen Wohnungen sowie die Verteidigung und Be<text:span text:style-name="T9">w</text:span>ä<text:span text:style-name="T9">hrung</text:span> des Rechts auf Wohnen und Leben anbietet. </text:p>
      <text:p text:style-name="P1">Es ist der Mieterbund, der von CGIL-AGB, SGBCISL und UIL-SGK gefördert wird, und heute ist es die einzige noch in Italien bestehende einheitliche Struktur. Das Mieterschutz Home Center stellt seine <text:span text:style-name="T1">Beratung</text:span> in den Dienst der Mieter (aber auch der an einem ordnungsgemäßen Mietverhältnis interessierten Eigentümer) und steht mit Rat und Tat zur Seite <text:span text:style-name="T1">von Mieter und Eigentümer</text:span>. </text:p>
      <text:p text:style-name="P2">D<text:span text:style-name="T9">er</text:span> Mieterschutz – <text:span text:style-name="T10">Centro Casa</text:span> <text:span text:style-name="T9">pflegt</text:span> das Verhältnis zwischen Eigentümer und Mieter von der ersten Beratung <text:span text:style-name="T9">bis zum ersten</text:span> Vertragsabschluss, <text:span text:style-name="T9">bis zur</text:span> Freigabe der Wohnung bis hin zu Verlängerungen, Erweiterungen, Verteilung von Wohnungskosten, Kündigung <text:span text:style-name="T9">und </text:span>Räumung. D<text:span text:style-name="T9">er</text:span> Mieterschutz – <text:span text:style-name="T10">Centro Casa</text:span> <text:span text:style-name="T1">b</text:span>ietet Informationen über nationale und landesweite Wohnungsvorschriften und vieles mehr. </text:p>
      <text:p text:style-name="P1">Von besonderem Interesse und oft schwierig ist auch die Beziehung zwischen den Mietern und dem IPES. Für diesen Bereich ist ein eigener Bereich vorgesehen. </text:p>
      <text:p text:style-name="P1"/>
      <text:p text:style-name="P1">Neben dem Hauptsitz in Bozen ist der Verein auch in Brixen, Bruneck, Meran und L<text:span text:style-name="T9">eifers</text:span> vertreten. </text:p>
      <text:p text:style-name="P1"/>
      <text:p text:style-name="P1">Sie können dem Mieterschutz an jedem Ort beitret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Die angebotenen Dienste</text:p>
      <text:p text:style-name="P1"/>
      <text:p text:style-name="P3">Vertragsabschluss </text:p>
      <text:p text:style-name="P1"/>
      <text:p text:style-name="P1">De<text:span text:style-name="T9">r</text:span> Mieterschutz - <text:span text:style-name="T9">Centro Casa </text:span><text:s/>schließt zusammen mit der Bauherrenvereinigung lokale Gebietsvereinbarungen ab, die die Regeln und Höchstmieten für Mietverträge festlegen. </text:p>
      <text:p text:style-name="P1">Im Rahmen der Verträge sind die wichtigsten Dienstleistungen, die d<text:span text:style-name="T10">er </text:span>Mieterschutz – <text:span text:style-name="T10">Centro Casa</text:span> seinen Mitgliedern anbietet: </text:p>
      <text:p text:style-name="P1">- <text:span text:style-name="T2">Information</text:span> und vorherige <text:span text:style-name="T2">Beratung</text:span>; </text:p>
      <text:p text:style-name="P1">- Berechnung der Miete; </text:p>
      <text:p text:style-name="P1">- Vertragsabschluss; </text:p>
      <text:p text:style-name="P1">- Erstellung der Dokumentation zum Mietvertrag; </text:p>
      <text:p text:style-name="P1">- Registrierung des Vertrages beim Standesamt (erforderlich, um den Beitrag zur Gebühr von den Sozialbezirken zu erhalten); </text:p>
      <text:p text:style-name="P1">- Verteilung der Wohnungskosten; </text:p>
      <text:p text:style-name="P1">- Berechnung und Überprüfung der Aktualisierung der Gebühr durch ISTAT oder ASTAT. </text:p>
      <text:p text:style-name="P1"/>
      <text:p text:style-name="P1">Die Person, die einen Vertrag abschließt, muss den Vertragstext sorgfältig überprüfen. Bei de<text:span text:style-name="T10">m</text:span> Mieterschutz – <text:span text:style-name="T10">Centro Casa </text:span>erhalten Sie alle für den Vertragsabschluss notwendigen Hilfen und vermeiden die Aufnahme von nachteiligen Klauseln.</text:p>
      <text:p text:style-name="P1"/>
      <text:p text:style-name="P1"/>
      <text:p text:style-name="P3">Nachweis der Konformität </text:p>
      <text:p text:style-name="P1">Die Konformitätsbescheinigung ist ein Dokument, das dem Vertrag zu einer vereinbarten Gebühr beigefügt und bei der Registrierung des Vertrags der Finanzbehörde vorgelegt wird, um die Steuervorteile zu nutzen. </text:p>
      <text:p text:style-name="P1">Sie wird von einer der Parteien des Gebietsabkommens (in der Provinz Bozen Centro Casa - <text:s/>Mieterschutz) ausgestellt und bescheinigt, dass der unterzeichnete Vertrag sowohl den wirtschaftlichen Parametern als auch dem <text:span text:style-name="T2">normativen</text:span> Inhalt des Gebietsabkommens entspricht.</text:p>
      <text:p text:style-name="P1"/>
      <text:p text:style-name="P1"/>
      <text:p text:style-name="P1"/>
      <text:p text:style-name="P1"/>
      <text:p text:style-name="P3">Im Falle einer Räumung </text:p>
      <text:p text:style-name="P1">Ein Mieter, der die Mieten und Nebenkosten nicht regelmäßig bezahlt oder die Wohnung im Falle einer Kündigung nach Ablauf der Mietzeit nicht freigibt, kann vom Eigentümer wegen verspäteter Zahlung oder für das Ende der Mietzeit gerichtlich zur Rechenschaft gezogen werden. </text:p>
      <text:p text:style-name="P17">Im Falle einer Räumung oder Beendigung des Vertrages bietet d<text:span text:style-name="T10">er</text:span> Mieterschutz - Centro Casa alle Informationen zur Strafverfolgung und leistet auf Wunsch und nach Ermessen des Centro Casa - Mieterschutzes direkte Hilfe. </text:p>
      <text:p text:style-name="P1"/>
      <text:p text:style-name="P3"/>
      <text:p text:style-name="P3"/>
      <text:p text:style-name="P3"/>
      <text:p text:style-name="P3"/>
      <text:p text:style-name="P3"><text:soft-page-break/></text:p>
      <text:p text:style-name="P1"><text:span text:style-name="T3">Freigabe der Unterkunft</text:span> </text:p>
      <text:p text:style-name="P1">Die Freigabe der Unterkunft ist ein sehr heikler Moment. </text:p>
      <text:p text:style-name="P1">Die Rückgabe von Unterkünften und Schlüsseln ohne vorheriges Ausfüllen und Unterzeichnen eines Freigabeberichts ist die Grundlage für viele Streitigkeiten im Zusammenhang mit der vollständigen Rückerstattung der Kaution. </text:p>
      <text:p text:style-name="P17">D<text:span text:style-name="T10">er</text:span> Mieterschutz - Centro Casa empfiehlt Ihnen, einen Bericht über die Lieferung und Rückgabe zu erstellen (verfügbar an allen Standorten in der Region), um die allgemeinen Bedingungen der Unterkunft, der Einrichtung und der Ausrüstung zu bestätigen, die zum Zeitpunkt der Lieferung der Unterkunft und zum Zeitpunkt der Freigabe am Ende des Mietverhältnisses vorhanden sind. D<text:span text:style-name="T10">er</text:span> Mieterschutz – <text:span text:style-name="T10">Centro Casa</text:span> leistet auf Wunsch mit einer Kündigungsfrist von eineinhalb Monaten direkte Hilfe bei Lieferung und Rückgabe.</text:p>
      <text:p text:style-name="P1"/>
      <text:p text:style-name="P1"/>
      <text:p text:style-name="P1"/>
      <text:p text:style-name="P1"/>
      <text:p text:style-name="P3"><text:span text:style-name="T5">Beistand</text:span> </text:p>
      <text:p text:style-name="P17"><text:span text:style-name="T5">Alle</text:span> <text:span text:style-name="T4">Mitglieder vom Mieterschutz / Centro Casa werden</text:span> bei allen Streitigkeiten oder Konflikten zwischen Mieter und Eigentümer<text:span text:style-name="T4"> unterstützt </text:span>. </text:p>
      <text:p text:style-name="P1"><text:span text:style-name="T5">Versuche einer Versöhnung werden stets durchgeführt</text:span>. </text:p>
      <text:p text:style-name="P14"><text:span text:style-name="T5">Beistand</text:span> im Falle einer Räumung <text:span text:style-name="T5">( wegen ausgelaufener Miete, oder Verzug usw. ) wird angeboten.</text:span></text:p>
      <text:p text:style-name="P14"/>
      <text:p text:style-name="P11">Der IPES-Bereich </text:p>
      <text:p text:style-name="P18"/>
      <text:p text:style-name="P17">Im Mieterschutz <text:span text:style-name="T5">/ Centro - Casa </text:span>ist der IPES-Bereich aktiv, über den d<text:span text:style-name="T11">er </text:span>Mieterschutz - <text:span text:style-name="T11">Centro Casa</text:span> allen IPES-Mietern direkte Beratung und Unterstützung bietet, insbesondere: </text:p>
      <text:p text:style-name="P17"/>
      <text:p text:style-name="P14">- durch Ausfüllen des Antragsformulars für die Zuweisung von Unterkünften (vom 1. September bis 31. Oktober eines jeden Jahres), Beratung und Unterstützung bei Anträgen auf Reduzierung der Miete und Umzug; </text:p>
      <text:p text:style-name="P14">- <text:span text:style-name="T6">Einreichung</text:span> von <text:span text:style-name="T6">Rekursen</text:span> an <text:span text:style-name="T6">das</text:span> Wohnbaukomitee<text:span text:style-name="T6">s</text:span> gegen IPES-Maßnahmen; </text:p>
      <text:p text:style-name="P14">- Mediation mit IPES in Konfliktsituationen. </text:p>
      <text:p text:style-name="P14">Für private Mieter ist es besonders wichtig, dass der Eigentümer die Verlängerung des Vertrages zum ersten Verfallsdatum ablehnt, was die Zeit für die Zuweisung der Unterkunft verkürzt</text:p>
      <text:p text:style-name="P14"/>
      <text:p text:style-name="P12">Unser Sitz</text:p>
      <text:p text:style-name="P14"/>
      <text:p text:style-name="P15">BOZEN</text:p>
      <text:p text:style-name="P14">Matteotti<text:span text:style-name="T7">platz</text:span>, 1 </text:p>
      <text:p text:style-name="P14">Montag bis Freitag 08. 30 - 12. 30 Uhr </text:p>
      <text:p text:style-name="P14">Montag bis Donnerstag 14. 00 - 18. 00 Uhr</text:p>
      <text:p text:style-name="P14">Tel. 0471 911012 Fax 0471 92192</text:p>
      <text:p text:style-name="P18"/>
      <text:p text:style-name="P14"/>
      <text:p text:style-name="P14"/>
      <text:p text:style-name="P14"/>
      <text:p text:style-name="P14"><text:soft-page-break/></text:p>
      <text:p text:style-name="P14"/>
      <text:p text:style-name="P14"/>
      <text:p text:style-name="P14">L<text:span text:style-name="T7">E</text:span>I<text:span text:style-name="T7">F</text:span>E<text:span text:style-name="T7">R</text:span>S Daniele Giacomin </text:p>
      <text:p text:style-name="P16"><text:s/>G. Falcone - P. Borsellino<text:span text:style-name="T7">platz</text:span>, 1. </text:p>
      <text:p text:style-name="P14"><text:span text:style-name="T7">oder</text:span> Sozialbezirk <text:span text:style-name="T7">Leifers</text:span>-Br<text:span text:style-name="T7">a</text:span>nz<text:span text:style-name="T7">o</text:span>l<text:span text:style-name="T7">l</text:span>-<text:span text:style-name="T7">Pfatten</text:span>, 2. Stockwerk </text:p>
      <text:p text:style-name="P14">Mittwoch 14. 00 - 16. 00 Uhr </text:p>
      <text:p text:style-name="P14">Tel. 348 8216770 </text:p>
      <text:p text:style-name="P14"/>
      <text:p text:style-name="P14"/>
      <text:p text:style-name="P14"><text:span text:style-name="T7">BRIXEN</text:span> Markus Plaikner </text:p>
      <text:p text:style-name="P14">Große Bastionen 26 , <text:span text:style-name="T7">2.</text:span> Stockwerk </text:p>
      <text:p text:style-name="P14">Mittwoch 09. 00 - 12. 30 Uhr </text:p>
      <text:p text:style-name="P14">13. 30 - 17. 00 Uhr - <text:span text:style-name="T8">N</text:span>ur nach Vereinbarung </text:p>
      <text:p text:style-name="P14">Tel. 348 5303343343 </text:p>
      <text:p text:style-name="P14"/>
      <text:p text:style-name="P14"/>
      <text:p text:style-name="P14"><text:span text:style-name="T7">BRUNECK</text:span> Markus Plaikner </text:p>
      <text:p text:style-name="P14"><text:s/>Cappuccini<text:span text:style-name="T7">platz</text:span>, 3/F </text:p>
      <text:p text:style-name="P14"><text:span text:style-name="T8">oder </text:span>Kataster Michael Pacher Haus </text:p>
      <text:p text:style-name="P14">Montag 09. 00 - 12. 30 Uhr </text:p>
      <text:p text:style-name="P14">13. 30 - 16. 30 Uhr - Nur nach Vereinbarung </text:p>
      <text:p text:style-name="P14">Tel. 348 5303343343 </text:p>
      <text:p text:style-name="P14"/>
      <text:p text:style-name="P14"/>
      <text:p text:style-name="P14">MERAN Mar'yana Ivashchenko </text:p>
      <text:p text:style-name="P14"><text:s/>Leopardi<text:span text:style-name="T7">s</text:span>traße 1 </text:p>
      <text:p text:style-name="P14">Montag 9. 00 -12. 00 und 14. 00 - 16. 00 Uhr </text:p>
      <text:p text:style-name="P14">Dienstag 9. 00 - 12. 00 Uhr </text:p>
      <text:p text:style-name="P14">Donnerstag 9. 00 - 12. 00 Uhr </text:p>
      <text:p text:style-name="P14">Freitag 9. 00 - 12. 00 Uhr </text:p>
      <text:p text:style-name="P14">Tel. 348 821677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9">Neuigkeit</text:p>
      <text:p text:style-name="P14"/>
      <text:p text:style-name="P6">Mit 1. Jänner ist das neue Gebietsabkommen für die Gemeinde Bozen in Kraft getreten.</text:p>
      <text:p text:style-name="P6">Die Parameter zur Bestimmung der Miete sind überarbeitet worden. Der Mietschutz geht davon aus, dass bei einigen Arten von Mietwohnungen, vor allem preiswertere in weniger prestigeträchtigen Zonen, die Mieten sinken werden. </text:p>
      <text:p text:style-name="P6">Zu den Neuheiten zählt die Einführung eines Dokuments, das die Übereinstimmung des Mietvertrags mit dem Gebietsabkommen </text:p>
      <text:p text:style-name="P7">Eine der wichtigsten Neuerungen betrifft die Überarbeitung und Aktualisierung der Auflistung jener Elemente, die über eine Punkteskala den Wert der Immobilie und somit den Schwankungsbereich des Mietpreises mitbestimmen. Zusätzlich gibt es weitere Elemente bzw. nachteilige Bedingungen, die – sofern vorhanden - die Mietpreise um einen festgesetzten Prozentsatz senken. Dies um den Mietzins an die tatsächliche Situation der Wohnung anzupassen.</text:p>
      <text:p text:style-name="P6">Ein weiteres positives Ergebnis ist, dass eine Reduzierung der Höchstgrenze der Mietpreise für Wohnungen eingeführt worden ist, die nie in vollem Ausmaß restauriert worden sind. Dies wird dazu führen, dass Wohnungen in weniger gutem Zustand, die vielfach an sozial schwache bzw. bedürftige Personen vermietet sind, günstiger werden</text:p>
      <text:p text:style-name="P6">Um die vielen Rechtsstreitigkeiten rund um den Über- bzw. Rückgabezustand der Wohnung zu vermeiden ist ein entsprechender Protokollvordruck ausgearbeitet worden, der beim Abschluss des Mietvertrags vom Mieter und vom Vermieter ausgefüllt und unterschrieben wird</text:p>
      <text:p text:style-name="P8">Ein weiterer wichtiger Punkt ist, dass die Übereinstimmung der wirtschaftlichen und vertraglichen Konditionen und Bestimmungen des Mietvertrags mit den Vorgaben der Gebietsabkommen bescheinigt wird. Diese Bescheinigung ist notwendig, um in den Genuss der Steuerbegünstigungen zu kommen und kann ausschließlich von einer unterzeichnenden Organisation ausgestellt werden (in Südtirol der Centro Casa Mieterschutz und der Verband der Hauseigentümer). Die Bescheinigung wird aufgrund der Erklärung der Vertragspartner abgefasst, sie übernehmen die Verantwortung für die Richtigkeit der Daten. Die Überprüfung der unterzeichnenden Organisationen hat eine Art Schutzfunktion für Mieter gegenüber einseitigen Interpretationen oder der Cleverness mancher Eigentümer</text:p>
      <text:p text:style-name="P20"/>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oWebPro" svg:font-family="SeroWebPro, 'Arial Unicode MS',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08T13:04:51.951000000</dc:date>
    <meta:editing-duration>PT25M42S</meta:editing-duration>
    <meta:editing-cycles>5</meta:editing-cycles>
    <meta:generator>LibreOffice/6.1.4.2$Windows_X86_64 LibreOffice_project/9d0f32d1f0b509096fd65e0d4bec26ddd1938fd3</meta:generator>
    <meta:document-statistic meta:table-count="0" meta:image-count="0" meta:object-count="0" meta:page-count="5" meta:paragraph-count="76" meta:word-count="1154" meta:character-count="8152" meta:non-whitespace-character-count="7005"/>
  </office:meta>
</office:document-meta>
</file>